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2-3897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60-1643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690-RASPBERRYPI4B/4GB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866-4811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96-38849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96-46272-1-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296-THVD1451D-ND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2N7002N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11-0.0ARCT-ND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311-1.0KAR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11-10.0KCRCT-ND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311-100CRCT-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11-1102-1-ND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311-1361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11-1469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11-3393-1-ND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311-499CRCT-ND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36-5015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399-8024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04-1042-1-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404-1046-1-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404-1234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45-6762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55-1611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455-1704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455-1705-ND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455-1706-N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455-1707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55-1710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90-10918-1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35-11286-1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63-115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65-4013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68-4021-5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20-1634-1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103685CT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106061CT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129741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C2733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SC030N08NS5ATMA1CT-N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TS500851TMAATMA1CT-ND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DSOT23-SM712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DN352AP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CP23017T-E/SSTR-N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MSD4148T1GOSCT-ND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MSZ5226B-FDITR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MSZ5242B-TPMSCT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10.2KDACT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100KDA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44.2KDA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LB0913-470K-ND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RMCF0805FT130RCT-ND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RMCF0805FT750RCT-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C33X-103ETR-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M4203-ND</text:p>
          </table:table-cell>
        </table:table-row>
      </table:table>
      <table:named-expressions/>
      <table:database-ranges>
        <table:database-range table:name="__Anonymous_Sheet_DB__0" table:target-range-address="Sheet1.A1:Sheet1.C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0:34:32.435643435</meta:creation-date>
    <dc:date>2020-04-27T20:40:05.453073682</dc:date>
    <meta:editing-duration>PT5M32S</meta:editing-duration>
    <meta:editing-cycles>2</meta:editing-cycles>
    <meta:generator>LibreOffice/6.0.7.3$Linux_X86_64 LibreOffice_project/00m0$Build-3</meta:generator>
    <meta:document-statistic meta:table-count="1" meta:cell-count="112" meta:object-count="0"/>
  </office:meta>
</office:document-meta>
</file>